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1013" officeooo:paragraph-rsid="001f101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mortuos<text:span text:style-name="T1"> is an application that allows survivors of the zombie apocalypse to locate food, avoid or fight zombies, and all kinds of other cool sh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6:14:20.587000000</meta:creation-date>
    <meta:generator>LibreOffice/6.1.2.1$Windows_X86_64 LibreOffice_project/65905a128db06ba48db947242809d14d3f9a93fe</meta:generator>
    <dc:date>2019-09-30T16:25:27.611000000</dc:date>
    <meta:editing-duration>PT11M10S</meta:editing-duration>
    <meta:editing-cycles>1</meta:editing-cycles>
    <meta:document-statistic meta:table-count="0" meta:image-count="0" meta:object-count="0" meta:page-count="1" meta:paragraph-count="1" meta:word-count="25" meta:character-count="148" meta:non-whitespace-character-count="124"/>
  </office:meta>
</office:document-meta>
</file>